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2840" officeooo:paragraph-rsid="000628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mperature :</text:p>
      <text:p text:style-name="Standard">ttps://c0eaae9d-e2d7-47dd-976b-78e813304137.mock.pstmn.io/Température</text:p>
      <text:p text:style-name="P1">Gaz :</text:p>
      <text:p text:style-name="P1"><text:a xlink:type="simple" xlink:href="https://c0eaae9d-e2d7-47dd-976b-78e813304137.mock.pstmn.io/Gaz" text:style-name="Internet_20_link" text:visited-style-name="Visited_20_Internet_20_Link">https://c0eaae9d-e2d7-47dd-976b-78e813304137.mock.pstmn.io/Gaz</text:a></text:p>
      <text:p text:style-name="P1">Vitesse :</text:p>
      <text:p text:style-name="P1">https://c0eaae9d-e2d7-47dd-976b-78e813304137.mock.pstmn.io/Vitess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9T11:15:34.346000000</meta:creation-date>
    <dc:date>2024-03-19T11:16:55.735000000</dc:date>
    <meta:editing-duration>PT1M22S</meta:editing-duration>
    <meta:editing-cycles>1</meta:editing-cycles>
    <meta:document-statistic meta:table-count="0" meta:image-count="0" meta:object-count="0" meta:page-count="1" meta:paragraph-count="6" meta:word-count="9" meta:character-count="224" meta:non-whitespace-character-count="221"/>
    <meta:generator>LibreOffice/7.6.0.3$Windows_X86_64 LibreOffice_project/69edd8b8ebc41d00b4de3915dc82f8f0fc3b6265</meta:generator>
  </office:meta>
</office:document-meta>
</file>